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28ED000006B8000006B8EB7F5748F54BEE8F.svg" manifest:media-type="image/svg+xml"/>
  <manifest:file-entry manifest:full-path="Pictures/10000201000000410000004153FD2B60D4723B83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35117"/>
    </style:style>
    <style:style style:name="P5" style:family="paragraph" style:parent-style-name="Text_20_body">
      <style:text-properties officeooo:rsid="0050cfd2" officeooo:paragraph-rsid="0069a3e8"/>
    </style:style>
    <style:style style:name="P6" style:family="paragraph" style:parent-style-name="Table_20_Contents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69be91" style:font-weight-asian="bold" style:font-weight-complex="bold"/>
    </style:style>
    <style:style style:name="T4" style:family="text">
      <style:text-properties officeooo:rsid="007adf72"/>
    </style:style>
    <style:style style:name="T5" style:family="text">
      <style:text-properties officeooo:rsid="007e093c"/>
    </style:style>
    <style:style style:name="T6" style:family="text">
      <style:text-properties officeooo:rsid="006b3328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2133568034768">
          <table:table-cell table:style-name="Tabla1.A1" office:value-type="string">
            <text:p text:style-name="P3"><draw:frame draw:style-name="fr2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Text_20_body"/>
      <table:table table:name="Tabla9" table:style-name="Tabla9">
        <table:table-column table:style-name="Tabla9.A"/>
        <table:table-column table:style-name="Tabla9.B"/>
        <table:table-row table:style-name="TableLine2133674608800">
          <table:table-cell table:style-name="Tabla9.A1" office:value-type="string">
            <text:p text:style-name="P4"><draw:frame draw:style-name="fr1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9.B1" office:value-type="string">
            <text:p text:style-name="P5">1. <text:span text:style-name="T4">Indica </text:span><text:span text:style-name="T5">el color del cable de la fuente de alimentación correspondiente a cada uno de los potenciales eléctricos:</text:span></text:p>
          </table:table-cell>
        </table:table-row>
        <table:table-row table:style-name="TableLine2133683216688">
          <table:table-cell table:style-name="Tabla9.A2" table:number-columns-spanned="2" office:value-type="string">
            <text:list xml:id="list1074855128" text:style-name="L1">
              <text:list-item>
                <text:p text:style-name="P6">Tierra → <text:span text:style-name="T6">Negro</text:span></text:p>
              </text:list-item>
              <text:list-item>
                <text:p text:style-name="P6">-12V → <text:span text:style-name="T6">Azul</text:span></text:p>
              </text:list-item>
              <text:list-item>
                <text:p text:style-name="P6">+3.3V → <text:span text:style-name="T6">Naranja</text:span></text:p>
              </text:list-item>
              <text:list-item>
                <text:p text:style-name="P6">+12V → <text:span text:style-name="T6">Amarillo </text:span></text:p>
              </text:list-item>
              <text:list-item>
                <text:p text:style-name="P6">+5V → <text:span text:style-name="T6">Rojo</text:span></text:p>
              </text:list-item>
            </text:list>
          </table:table-cell>
          <table:covered-table-cell/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9-29T21:51:47.310000000</dc:date>
    <meta:editing-duration>PT9H3M21S</meta:editing-duration>
    <meta:editing-cycles>155</meta:editing-cycles>
    <meta:generator>LibreOffice/7.1.2.2$Windows_X86_64 LibreOffice_project/8a45595d069ef5570103caea1b71cc9d82b2aae4</meta:generator>
    <meta:document-statistic meta:table-count="2" meta:image-count="2" meta:object-count="0" meta:page-count="1" meta:paragraph-count="10" meta:word-count="45" meta:character-count="222" meta:non-whitespace-character-count="189"/>
  </office:meta>
</office:document-meta>
</file>